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.00.0000</text:date>, <text:time style:data-style-name="N2" text:time-value="21:25:31.184557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0:35:21.121562247</meta:creation-date>
    <dc:date>2018-02-11T21:26:11.167558562</dc:date>
    <meta:editing-duration>PT2M32S</meta:editing-duration>
    <meta:editing-cycles>3</meta:editing-cycles>
    <meta:generator>LibreOffice/5.1.6.2$Linux_X86_64 LibreOffice_project/10m0$Build-2</meta:generator>
    <meta:document-statistic meta:table-count="1" meta:cell-count="666" meta:object-count="0"/>
  </office:meta>
</office:document-meta>
</file>